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241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unity Development</text:p>
          </table:table-cell>
          <table:table-cell office:value-type="string" calcext:value-type="string">
            <text:p><text:s/>To Municipal Court</text:p>
          </table:table-cell>
          <table:table-cell office:value-type="float" office:value="90000" calcext:value-type="float">
            <text:p>90000</text:p>
          </table:table-cell>
          <table:table-cell table:formula="of:=CONCATENATE([.A1];&quot; [&quot;;[.C1];&quot;] &quot;;[.B1])" office:value-type="string" office:string-value="Community Development [90000]  To Municipal Court" calcext:value-type="string">
            <text:p>Community Development [90000] <text:s/>To Municipal Court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Building Inspec</text:p>
          </table:table-cell>
          <table:table-cell office:value-type="float" office:value="62598" calcext:value-type="float">
            <text:p>62598</text:p>
          </table:table-cell>
          <table:table-cell table:formula="of:=CONCATENATE([.A2];&quot; [&quot;;[.C2];&quot;] &quot;;[.B2])" office:value-type="string" office:string-value="Engineering [62598]  To Building Inspec" calcext:value-type="string">
            <text:p>Engineering [62598] <text:s/>To Building Inspec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Cda</text:p>
          </table:table-cell>
          <table:table-cell office:value-type="float" office:value="51209" calcext:value-type="float">
            <text:p>51209</text:p>
          </table:table-cell>
          <table:table-cell table:formula="of:=CONCATENATE([.A3];&quot; [&quot;;[.C3];&quot;] &quot;;[.B3])" office:value-type="string" office:string-value="Engineering [51209]  To Cda" calcext:value-type="string">
            <text:p>Engineering [51209] <text:s/>To Cda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Com Dev Blk Gnt</text:p>
          </table:table-cell>
          <table:table-cell office:value-type="float" office:value="41703" calcext:value-type="float">
            <text:p>41703</text:p>
          </table:table-cell>
          <table:table-cell table:formula="of:=CONCATENATE([.A4];&quot; [&quot;;[.C4];&quot;] &quot;;[.B4])" office:value-type="string" office:string-value="Engineering [41703]  To Com Dev Blk Gnt" calcext:value-type="string">
            <text:p>Engineering [41703] <text:s/>To Com Dev Blk Gnt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Community Devel</text:p>
          </table:table-cell>
          <table:table-cell office:value-type="float" office:value="38090" calcext:value-type="float">
            <text:p>38090</text:p>
          </table:table-cell>
          <table:table-cell table:formula="of:=CONCATENATE([.A5];&quot; [&quot;;[.C5];&quot;] &quot;;[.B5])" office:value-type="string" office:string-value="Engineering [38090]  To Community Devel" calcext:value-type="string">
            <text:p>Engineering [38090] <text:s/>To Community Devel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Economic Develo</text:p>
          </table:table-cell>
          <table:table-cell office:value-type="float" office:value="59539" calcext:value-type="float">
            <text:p>59539</text:p>
          </table:table-cell>
          <table:table-cell table:formula="of:=CONCATENATE([.A6];&quot; [&quot;;[.C6];&quot;] &quot;;[.B6])" office:value-type="string" office:string-value="Engineering [59539]  To Economic Develo" calcext:value-type="string">
            <text:p>Engineering [59539] <text:s/>To Economic Develo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Engineering</text:p>
          </table:table-cell>
          <table:table-cell office:value-type="float" office:value="13080" calcext:value-type="float">
            <text:p>13080</text:p>
          </table:table-cell>
          <table:table-cell table:formula="of:=CONCATENATE([.A7];&quot; [&quot;;[.C7];&quot;] &quot;;[.B7])" office:value-type="string" office:string-value="Engineering [13080]  To Engineering" calcext:value-type="string">
            <text:p>Engineering [13080] <text:s/>To Engineering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Fire</text:p>
          </table:table-cell>
          <table:table-cell office:value-type="float" office:value="278163" calcext:value-type="float">
            <text:p>278163</text:p>
          </table:table-cell>
          <table:table-cell table:formula="of:=CONCATENATE([.A8];&quot; [&quot;;[.C8];&quot;] &quot;;[.B8])" office:value-type="string" office:string-value="Engineering [278163]  To Fire" calcext:value-type="string">
            <text:p>Engineering [278163] <text:s/>To Fir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Fleet Services</text:p>
          </table:table-cell>
          <table:table-cell office:value-type="float" office:value="27065" calcext:value-type="float">
            <text:p>27065</text:p>
          </table:table-cell>
          <table:table-cell table:formula="of:=CONCATENATE([.A9];&quot; [&quot;;[.C9];&quot;] &quot;;[.B9])" office:value-type="string" office:string-value="Engineering [27065]  To Fleet Services" calcext:value-type="string">
            <text:p>Engineering [27065] <text:s/>To Fleet Services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Human Resources</text:p>
          </table:table-cell>
          <table:table-cell office:value-type="float" office:value="33767" calcext:value-type="float">
            <text:p>33767</text:p>
          </table:table-cell>
          <table:table-cell table:formula="of:=CONCATENATE([.A10];&quot; [&quot;;[.C10];&quot;] &quot;;[.B10])" office:value-type="string" office:string-value="Engineering [33767]  To Human Resources" calcext:value-type="string">
            <text:p>Engineering [33767] <text:s/>To Human Resources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Information Tec</text:p>
          </table:table-cell>
          <table:table-cell office:value-type="float" office:value="969" calcext:value-type="float">
            <text:p>969</text:p>
          </table:table-cell>
          <table:table-cell table:formula="of:=CONCATENATE([.A11];&quot; [&quot;;[.C11];&quot;] &quot;;[.B11])" office:value-type="string" office:string-value="Engineering [969]  To Information Tec" calcext:value-type="string">
            <text:p>Engineering [969] <text:s/>To Information Tec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Landfill</text:p>
          </table:table-cell>
          <table:table-cell office:value-type="float" office:value="11148" calcext:value-type="float">
            <text:p>11148</text:p>
          </table:table-cell>
          <table:table-cell table:formula="of:=CONCATENATE([.A12];&quot; [&quot;;[.C12];&quot;] &quot;;[.B12])" office:value-type="string" office:string-value="Engineering [11148]  To Landfill" calcext:value-type="string">
            <text:p>Engineering [11148] <text:s/>To Landfill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Library</text:p>
          </table:table-cell>
          <table:table-cell office:value-type="float" office:value="3537" calcext:value-type="float">
            <text:p>3537</text:p>
          </table:table-cell>
          <table:table-cell table:formula="of:=CONCATENATE([.A13];&quot; [&quot;;[.C13];&quot;] &quot;;[.B13])" office:value-type="string" office:string-value="Engineering [3537]  To Library" calcext:value-type="string">
            <text:p>Engineering [3537] <text:s/>To Library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Office Of Dir Pl</text:p>
          </table:table-cell>
          <table:table-cell office:value-type="float" office:value="16245" calcext:value-type="float">
            <text:p>16245</text:p>
          </table:table-cell>
          <table:table-cell table:formula="of:=CONCATENATE([.A14];&quot; [&quot;;[.C14];&quot;] &quot;;[.B14])" office:value-type="string" office:string-value="Engineering [16245]  To Office Of Dir Pl" calcext:value-type="string">
            <text:p>Engineering [16245] <text:s/>To Office Of Dir Pl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Parking</text:p>
          </table:table-cell>
          <table:table-cell office:value-type="float" office:value="37269" calcext:value-type="float">
            <text:p>37269</text:p>
          </table:table-cell>
          <table:table-cell table:formula="of:=CONCATENATE([.A15];&quot; [&quot;;[.C15];&quot;] &quot;;[.B15])" office:value-type="string" office:string-value="Engineering [37269]  To Parking" calcext:value-type="string">
            <text:p>Engineering [37269] <text:s/>To Parking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Parks</text:p>
          </table:table-cell>
          <table:table-cell office:value-type="float" office:value="14111" calcext:value-type="float">
            <text:p>14111</text:p>
          </table:table-cell>
          <table:table-cell table:formula="of:=CONCATENATE([.A16];&quot; [&quot;;[.C16];&quot;] &quot;;[.B16])" office:value-type="string" office:string-value="Engineering [14111]  To Parks" calcext:value-type="string">
            <text:p>Engineering [14111] <text:s/>To Parks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Planning</text:p>
          </table:table-cell>
          <table:table-cell office:value-type="float" office:value="79364" calcext:value-type="float">
            <text:p>79364</text:p>
          </table:table-cell>
          <table:table-cell table:formula="of:=CONCATENATE([.A17];&quot; [&quot;;[.C17];&quot;] &quot;;[.B17])" office:value-type="string" office:string-value="Engineering [79364]  To Planning" calcext:value-type="string">
            <text:p>Engineering [79364] <text:s/>To Planning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Police</text:p>
          </table:table-cell>
          <table:table-cell office:value-type="float" office:value="611303" calcext:value-type="float">
            <text:p>611303</text:p>
          </table:table-cell>
          <table:table-cell table:formula="of:=CONCATENATE([.A18];&quot; [&quot;;[.C18];&quot;] &quot;;[.B18])" office:value-type="string" office:string-value="Engineering [611303]  To Police" calcext:value-type="string">
            <text:p>Engineering [611303] <text:s/>To Police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Public Health M</text:p>
          </table:table-cell>
          <table:table-cell office:value-type="float" office:value="13130" calcext:value-type="float">
            <text:p>13130</text:p>
          </table:table-cell>
          <table:table-cell table:formula="of:=CONCATENATE([.A19];&quot; [&quot;;[.C19];&quot;] &quot;;[.B19])" office:value-type="string" office:string-value="Engineering [13130]  To Public Health M" calcext:value-type="string">
            <text:p>Engineering [13130] <text:s/>To Public Health M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Sewer</text:p>
          </table:table-cell>
          <table:table-cell office:value-type="float" office:value="46917" calcext:value-type="float">
            <text:p>46917</text:p>
          </table:table-cell>
          <table:table-cell table:formula="of:=CONCATENATE([.A20];&quot; [&quot;;[.C20];&quot;] &quot;;[.B20])" office:value-type="string" office:string-value="Engineering [46917]  To Sewer" calcext:value-type="string">
            <text:p>Engineering [46917] <text:s/>To Sewer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Stormwater</text:p>
          </table:table-cell>
          <table:table-cell office:value-type="float" office:value="28536" calcext:value-type="float">
            <text:p>28536</text:p>
          </table:table-cell>
          <table:table-cell table:formula="of:=CONCATENATE([.A21];&quot; [&quot;;[.C21];&quot;] &quot;;[.B21])" office:value-type="string" office:string-value="Engineering [28536]  To Stormwater" calcext:value-type="string">
            <text:p>Engineering [28536] <text:s/>To Stormwater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Streets</text:p>
          </table:table-cell>
          <table:table-cell office:value-type="float" office:value="55152" calcext:value-type="float">
            <text:p>55152</text:p>
          </table:table-cell>
          <table:table-cell table:formula="of:=CONCATENATE([.A22];&quot; [&quot;;[.C22];&quot;] &quot;;[.B22])" office:value-type="string" office:string-value="Engineering [55152]  To Streets" calcext:value-type="string">
            <text:p>Engineering [55152] <text:s/>To Streets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<text:s/>To Traffic Enginee</text:p>
          </table:table-cell>
          <table:table-cell office:value-type="float" office:value="54539" calcext:value-type="float">
            <text:p>54539</text:p>
          </table:table-cell>
          <table:table-cell table:formula="of:=CONCATENATE([.A23];&quot; [&quot;;[.C23];&quot;] &quot;;[.B23])" office:value-type="string" office:string-value="Engineering [54539]  To Traffic Enginee" calcext:value-type="string">
            <text:p>Engineering [54539] <text:s/>To Traffic Enginee</text:p>
          </table:table-cell>
        </table:table-row>
        <table:table-row table:style-name="ro1">
          <table:table-cell office:value-type="string" calcext:value-type="string">
            <text:p>Human Resources</text:p>
          </table:table-cell>
          <table:table-cell office:value-type="string" calcext:value-type="string">
            <text:p><text:s/>To Transit</text:p>
          </table:table-cell>
          <table:table-cell office:value-type="float" office:value="150300" calcext:value-type="float">
            <text:p>150300</text:p>
          </table:table-cell>
          <table:table-cell table:formula="of:=CONCATENATE([.A24];&quot; [&quot;;[.C24];&quot;] &quot;;[.B24])" office:value-type="string" office:string-value="Human Resources [150300]  To Transit" calcext:value-type="string">
            <text:p>Human Resources [150300] <text:s/>To Transit</text:p>
          </table:table-cell>
        </table:table-row>
        <table:table-row table:style-name="ro1">
          <table:table-cell office:value-type="string" calcext:value-type="string">
            <text:p>Human Resources</text:p>
          </table:table-cell>
          <table:table-cell office:value-type="string" calcext:value-type="string">
            <text:p><text:s/>To Water</text:p>
          </table:table-cell>
          <table:table-cell office:value-type="float" office:value="58867" calcext:value-type="float">
            <text:p>58867</text:p>
          </table:table-cell>
          <table:table-cell table:formula="of:=CONCATENATE([.A25];&quot; [&quot;;[.C25];&quot;] &quot;;[.B25])" office:value-type="string" office:string-value="Human Resources [58867]  To Water" calcext:value-type="string">
            <text:p>Human Resources [58867] <text:s/>To Water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Cda</text:p>
          </table:table-cell>
          <table:table-cell office:value-type="float" office:value="113746" calcext:value-type="float">
            <text:p>113746</text:p>
          </table:table-cell>
          <table:table-cell table:formula="of:=CONCATENATE([.A26];&quot; [&quot;;[.C26];&quot;] &quot;;[.B26])" office:value-type="string" office:string-value="Information Technology [113746]  To Cda" calcext:value-type="string">
            <text:p>Information Technology [113746] <text:s/>To Cda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Golf Courses</text:p>
          </table:table-cell>
          <table:table-cell office:value-type="float" office:value="20160" calcext:value-type="float">
            <text:p>20160</text:p>
          </table:table-cell>
          <table:table-cell table:formula="of:=CONCATENATE([.A27];&quot; [&quot;;[.C27];&quot;] &quot;;[.B27])" office:value-type="string" office:string-value="Information Technology [20160]  To Golf Courses" calcext:value-type="string">
            <text:p>Information Technology [20160] <text:s/>To Golf Courses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Library</text:p>
          </table:table-cell>
          <table:table-cell office:value-type="float" office:value="23940" calcext:value-type="float">
            <text:p>23940</text:p>
          </table:table-cell>
          <table:table-cell table:formula="of:=CONCATENATE([.A28];&quot; [&quot;;[.C28];&quot;] &quot;;[.B28])" office:value-type="string" office:string-value="Information Technology [23940]  To Library" calcext:value-type="string">
            <text:p>Information Technology [23940] <text:s/>To Library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Monona Terrace</text:p>
          </table:table-cell>
          <table:table-cell office:value-type="float" office:value="65520" calcext:value-type="float">
            <text:p>65520</text:p>
          </table:table-cell>
          <table:table-cell table:formula="of:=CONCATENATE([.A29];&quot; [&quot;;[.C29];&quot;] &quot;;[.B29])" office:value-type="string" office:string-value="Information Technology [65520]  To Monona Terrace" calcext:value-type="string">
            <text:p>Information Technology [65520] <text:s/>To Monona Terrace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Parking</text:p>
          </table:table-cell>
          <table:table-cell office:value-type="float" office:value="41580" calcext:value-type="float">
            <text:p>41580</text:p>
          </table:table-cell>
          <table:table-cell table:formula="of:=CONCATENATE([.A30];&quot; [&quot;;[.C30];&quot;] &quot;;[.B30])" office:value-type="string" office:string-value="Information Technology [41580]  To Parking" calcext:value-type="string">
            <text:p>Information Technology [41580] <text:s/>To Parking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Sewer</text:p>
          </table:table-cell>
          <table:table-cell office:value-type="float" office:value="16380" calcext:value-type="float">
            <text:p>16380</text:p>
          </table:table-cell>
          <table:table-cell table:formula="of:=CONCATENATE([.A31];&quot; [&quot;;[.C31];&quot;] &quot;;[.B31])" office:value-type="string" office:string-value="Information Technology [16380]  To Sewer" calcext:value-type="string">
            <text:p>Information Technology [16380] <text:s/>To Sewer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Stormwater</text:p>
          </table:table-cell>
          <table:table-cell office:value-type="float" office:value="18900" calcext:value-type="float">
            <text:p>18900</text:p>
          </table:table-cell>
          <table:table-cell table:formula="of:=CONCATENATE([.A32];&quot; [&quot;;[.C32];&quot;] &quot;;[.B32])" office:value-type="string" office:string-value="Information Technology [18900]  To Stormwater" calcext:value-type="string">
            <text:p>Information Technology [18900] <text:s/>To Stormwater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Transit</text:p>
          </table:table-cell>
          <table:table-cell office:value-type="float" office:value="114660" calcext:value-type="float">
            <text:p>114660</text:p>
          </table:table-cell>
          <table:table-cell table:formula="of:=CONCATENATE([.A33];&quot; [&quot;;[.C33];&quot;] &quot;;[.B33])" office:value-type="string" office:string-value="Information Technology [114660]  To Transit" calcext:value-type="string">
            <text:p>Information Technology [114660] <text:s/>To Transit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<text:s/>To Water</text:p>
          </table:table-cell>
          <table:table-cell office:value-type="float" office:value="119700" calcext:value-type="float">
            <text:p>119700</text:p>
          </table:table-cell>
          <table:table-cell table:formula="of:=CONCATENATE([.A34];&quot; [&quot;;[.C34];&quot;] &quot;;[.B34])" office:value-type="string" office:string-value="Information Technology [119700]  To Water" calcext:value-type="string">
            <text:p>Information Technology [119700] <text:s/>To Water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<text:s/>To Community Devel</text:p>
          </table:table-cell>
          <table:table-cell office:value-type="float" office:value="41500" calcext:value-type="float">
            <text:p>41500</text:p>
          </table:table-cell>
          <table:table-cell table:formula="of:=CONCATENATE([.A35];&quot; [&quot;;[.C35];&quot;] &quot;;[.B35])" office:value-type="string" office:string-value="Planning [41500]  To Community Devel" calcext:value-type="string">
            <text:p>Planning [41500] <text:s/>To Community Devel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Building Inspec</text:p>
          </table:table-cell>
          <table:table-cell office:value-type="float" office:value="1698.7" calcext:value-type="float">
            <text:p>1698.7</text:p>
          </table:table-cell>
          <table:table-cell table:formula="of:=CONCATENATE([.A36];&quot; [&quot;;[.C36];&quot;] &quot;;[.B36])" office:value-type="string" office:string-value="Traffic Engineering [1698.7]  To Building Inspec" calcext:value-type="string">
            <text:p>Traffic Engineering [1698.7] <text:s/>To Building Inspec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Cda</text:p>
          </table:table-cell>
          <table:table-cell office:value-type="float" office:value="301.14" calcext:value-type="float">
            <text:p>301.14</text:p>
          </table:table-cell>
          <table:table-cell table:formula="of:=CONCATENATE([.A37];&quot; [&quot;;[.C37];&quot;] &quot;;[.B37])" office:value-type="string" office:string-value="Traffic Engineering [301.14]  To Cda" calcext:value-type="string">
            <text:p>Traffic Engineering [301.14] <text:s/>To Cda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Cda Management</text:p>
          </table:table-cell>
          <table:table-cell office:value-type="float" office:value="139.78" calcext:value-type="float">
            <text:p>139.78</text:p>
          </table:table-cell>
          <table:table-cell table:formula="of:=CONCATENATE([.A38];&quot; [&quot;;[.C38];&quot;] &quot;;[.B38])" office:value-type="string" office:string-value="Traffic Engineering [139.78]  To Cda Management" calcext:value-type="string">
            <text:p>Traffic Engineering [139.78] <text:s/>To Cda Management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Clerk</text:p>
          </table:table-cell>
          <table:table-cell office:value-type="float" office:value="970.97" calcext:value-type="float">
            <text:p>970.97</text:p>
          </table:table-cell>
          <table:table-cell table:formula="of:=CONCATENATE([.A39];&quot; [&quot;;[.C39];&quot;] &quot;;[.B39])" office:value-type="string" office:string-value="Traffic Engineering [970.97]  To Clerk" calcext:value-type="string">
            <text:p>Traffic Engineering [970.97] <text:s/>To Clerk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Engineering</text:p>
          </table:table-cell>
          <table:table-cell office:value-type="float" office:value="6856.86" calcext:value-type="float">
            <text:p>6856.86</text:p>
          </table:table-cell>
          <table:table-cell table:formula="of:=CONCATENATE([.A40];&quot; [&quot;;[.C40];&quot;] &quot;;[.B40])" office:value-type="string" office:string-value="Traffic Engineering [6856.86]  To Engineering" calcext:value-type="string">
            <text:p>Traffic Engineering [6856.86] <text:s/>To Engineering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Fire</text:p>
          </table:table-cell>
          <table:table-cell office:value-type="float" office:value="120575.71" calcext:value-type="float">
            <text:p>120575.71</text:p>
          </table:table-cell>
          <table:table-cell table:formula="of:=CONCATENATE([.A41];&quot; [&quot;;[.C41];&quot;] &quot;;[.B41])" office:value-type="string" office:string-value="Traffic Engineering [120575.71]  To Fire" calcext:value-type="string">
            <text:p>Traffic Engineering [120575.71] <text:s/>To Fire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Fleet Services</text:p>
          </table:table-cell>
          <table:table-cell office:value-type="float" office:value="8989.38" calcext:value-type="float">
            <text:p>8989.38</text:p>
          </table:table-cell>
          <table:table-cell table:formula="of:=CONCATENATE([.A42];&quot; [&quot;;[.C42];&quot;] &quot;;[.B42])" office:value-type="string" office:string-value="Traffic Engineering [8989.38]  To Fleet Services" calcext:value-type="string">
            <text:p>Traffic Engineering [8989.38] <text:s/>To Fleet Services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Library</text:p>
          </table:table-cell>
          <table:table-cell office:value-type="float" office:value="3658.58" calcext:value-type="float">
            <text:p>3658.58</text:p>
          </table:table-cell>
          <table:table-cell table:formula="of:=CONCATENATE([.A43];&quot; [&quot;;[.C43];&quot;] &quot;;[.B43])" office:value-type="string" office:string-value="Traffic Engineering [3658.58]  To Library" calcext:value-type="string">
            <text:p>Traffic Engineering [3658.58] <text:s/>To Library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Parking</text:p>
          </table:table-cell>
          <table:table-cell office:value-type="float" office:value="14974.6" calcext:value-type="float">
            <text:p>14974.6</text:p>
          </table:table-cell>
          <table:table-cell table:formula="of:=CONCATENATE([.A44];&quot; [&quot;;[.C44];&quot;] &quot;;[.B44])" office:value-type="string" office:string-value="Traffic Engineering [14974.6]  To Parking" calcext:value-type="string">
            <text:p>Traffic Engineering [14974.6] <text:s/>To Parking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Parks</text:p>
          </table:table-cell>
          <table:table-cell office:value-type="float" office:value="31139.55" calcext:value-type="float">
            <text:p>31139.55</text:p>
          </table:table-cell>
          <table:table-cell table:formula="of:=CONCATENATE([.A45];&quot; [&quot;;[.C45];&quot;] &quot;;[.B45])" office:value-type="string" office:string-value="Traffic Engineering [31139.55]  To Parks" calcext:value-type="string">
            <text:p>Traffic Engineering [31139.55] <text:s/>To Parks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Police</text:p>
          </table:table-cell>
          <table:table-cell office:value-type="float" office:value="277014.8" calcext:value-type="float">
            <text:p>277014.8</text:p>
          </table:table-cell>
          <table:table-cell table:formula="of:=CONCATENATE([.A46];&quot; [&quot;;[.C46];&quot;] &quot;;[.B46])" office:value-type="string" office:string-value="Traffic Engineering [277014.8]  To Police" calcext:value-type="string">
            <text:p>Traffic Engineering [277014.8] <text:s/>To Police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Public Health M</text:p>
          </table:table-cell>
          <table:table-cell office:value-type="float" office:value="2178.61" calcext:value-type="float">
            <text:p>2178.61</text:p>
          </table:table-cell>
          <table:table-cell table:formula="of:=CONCATENATE([.A47];&quot; [&quot;;[.C47];&quot;] &quot;;[.B47])" office:value-type="string" office:string-value="Traffic Engineering [2178.61]  To Public Health M" calcext:value-type="string">
            <text:p>Traffic Engineering [2178.61] <text:s/>To Public Health M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Sewer</text:p>
          </table:table-cell>
          <table:table-cell office:value-type="float" office:value="275" calcext:value-type="float">
            <text:p>275</text:p>
          </table:table-cell>
          <table:table-cell table:formula="of:=CONCATENATE([.A48];&quot; [&quot;;[.C48];&quot;] &quot;;[.B48])" office:value-type="string" office:string-value="Traffic Engineering [275]  To Sewer" calcext:value-type="string">
            <text:p>Traffic Engineering [275] <text:s/>To Sewer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Stormwater</text:p>
          </table:table-cell>
          <table:table-cell office:value-type="float" office:value="6321.83" calcext:value-type="float">
            <text:p>6321.83</text:p>
          </table:table-cell>
          <table:table-cell table:formula="of:=CONCATENATE([.A49];&quot; [&quot;;[.C49];&quot;] &quot;;[.B49])" office:value-type="string" office:string-value="Traffic Engineering [6321.83]  To Stormwater" calcext:value-type="string">
            <text:p>Traffic Engineering [6321.83] <text:s/>To Stormwater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Streets</text:p>
          </table:table-cell>
          <table:table-cell office:value-type="float" office:value="31922.67" calcext:value-type="float">
            <text:p>31922.67</text:p>
          </table:table-cell>
          <table:table-cell table:formula="of:=CONCATENATE([.A50];&quot; [&quot;;[.C50];&quot;] &quot;;[.B50])" office:value-type="string" office:string-value="Traffic Engineering [31922.67]  To Streets" calcext:value-type="string">
            <text:p>Traffic Engineering [31922.67] <text:s/>To Streets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Transit</text:p>
          </table:table-cell>
          <table:table-cell office:value-type="float" office:value="67443.49" calcext:value-type="float">
            <text:p>67443.49</text:p>
          </table:table-cell>
          <table:table-cell table:formula="of:=CONCATENATE([.A51];&quot; [&quot;;[.C51];&quot;] &quot;;[.B51])" office:value-type="string" office:string-value="Traffic Engineering [67443.49]  To Transit" calcext:value-type="string">
            <text:p>Traffic Engineering [67443.49] <text:s/>To Transit</text:p>
          </table:table-cell>
        </table:table-row>
        <table:table-row table:style-name="ro1">
          <table:table-cell office:value-type="string" calcext:value-type="string">
            <text:p>Traffic Engineering</text:p>
          </table:table-cell>
          <table:table-cell office:value-type="string" calcext:value-type="string">
            <text:p><text:s/>To Water</text:p>
          </table:table-cell>
          <table:table-cell office:value-type="float" office:value="20507.39" calcext:value-type="float">
            <text:p>20507.39</text:p>
          </table:table-cell>
          <table:table-cell table:formula="of:=CONCATENATE([.A52];&quot; [&quot;;[.C52];&quot;] &quot;;[.B52])" office:value-type="string" office:string-value="Traffic Engineering [20507.39]  To Water" calcext:value-type="string">
            <text:p>Traffic Engineering [20507.39] <text:s/>To 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22:04:28.242021106</dc:date>
    <meta:editing-duration>PT4M57S</meta:editing-duration>
    <meta:editing-cycles>1</meta:editing-cycles>
    <meta:document-statistic meta:table-count="1" meta:cell-count="208" meta:object-count="0"/>
    <meta:generator>LibreOffice/6.0.7.3$Linux_X86_64 LibreOffice_project/00m0$Build-3</meta:generator>
  </office:meta>
</office:document-meta>
</file>